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1421" officeooo:paragraph-rsid="0016142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62a56" officeooo:paragraph-rsid="00162a5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66b5" officeooo:paragraph-rsid="001866b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66b5" officeooo:paragraph-rsid="001866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62a56" officeooo:paragraph-rsid="00162a5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19d032" officeooo:paragraph-rsid="0019d032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ifications</text:p>
      <text:p text:style-name="P1"/>
      <text:p text:style-name="P2">by Pierre Gaulard</text:p>
      <text:p text:style-name="P6">and Laurent Bananier</text:p>
      <text:p text:style-name="P2"/>
      <text:p text:style-name="P2">Draft v0.1 (May 16 of 2014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Android application</text:p>
      <text:p text:style-name="P3"/>
      <text:p text:style-name="P4"/>
      <text:p text:style-name="P3"/>
      <text:p text:style-name="P3">Web sit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9:10:53.440556056</meta:creation-date>
    <dc:date>2014-05-21T20:53:33.385715521</dc:date>
    <meta:editing-duration>PT2M21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2" meta:paragraph-count="6" meta:word-count="17" meta:character-count="105" meta:non-whitespace-character-count="94"/>
  </office:meta>
</office:document-meta>
</file>